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table:formula="of:=SQRT([.A1]*[.A1]+[.B1]*[.B1])" office:value-type="float" office:value="1.89736659610103" calcext:value-type="float">
            <text:p/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8" calcext:value-type="float">
            <text:p>0.8</text:p>
          </table:table-cell>
          <table:table-cell table:formula="of:=SQRT([.A2]*[.A2]+[.B2]*[.B2])" office:value-type="float" office:value="2.06155281280883" calcext:value-type="float">
            <text:p/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table:formula="of:=SQRT([.A3]*[.A3]+[.B3]*[.B3])" office:value-type="float" office:value="0.447213595499958" calcext:value-type="float">
            <text:p/>
          </table:table-cell>
        </table:table-row>
        <table:table-row table:style-name="ro1">
          <table:table-cell table:number-columns-repeated="2"/>
          <table:table-cell table:formula="of:=SQRT([.A4]*[.A4]+[.B4]*[.B4])" office:value-type="float" office:value="0" calcext:value-type="float">
            <text:p/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table:formula="of:=SQRT([.A5]*[.A5]+[.B5]*[.B5])" office:value-type="float" office:value="2.37697286480094" calcext:value-type="float">
            <text:p/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table:formula="of:=SQRT([.A6]*[.A6]+[.B6]*[.B6])" office:value-type="float" office:value="1.17046999107196" calcext:value-type="float">
            <text:p/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formula="of:=SQRT([.A7]*[.A7]+[.B7]*[.B7])" office:value-type="float" office:value="0.728010988928052" calcext:value-type="float">
            <text:p/>
          </table:table-cell>
        </table:table-row>
        <table:table-row table:style-name="ro1">
          <table:table-cell table:number-columns-repeated="2"/>
          <table:table-cell table:formula="of:=SQRT([.A8]*[.A8]+[.B8]*[.B8])" office:value-type="float" office:value="0" calcext:value-type="float">
            <text:p/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table:formula="of:=SQRT([.A9]*[.A9]+[.B9]*[.B9])" office:value-type="float" office:value="0.98488578017961" calcext:value-type="float">
            <text:p/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formula="of:=SQRT([.A10]*[.A10]+[.B10]*[.B10])" office:value-type="float" office:value="0.806225774829855" calcext:value-type="float">
            <text:p/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formula="of:=SQRT([.A11]*[.A11]+[.B11]*[.B11])" office:value-type="float" office:value="0.104403065089106" calcext:value-type="float">
            <text:p/>
          </table:table-cell>
        </table:table-row>
        <table:table-row table:style-name="ro1">
          <table:table-cell table:number-columns-repeated="2"/>
          <table:table-cell table:formula="of:=SQRT([.A12]*[.A12]+[.B12]*[.B12])" office:value-type="float" office:value="0" calcext:value-type="float">
            <text:p/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formula="of:=SQRT([.A13]*[.A13]+[.B13]*[.B13])" office:value-type="float" office:value="0.894427190999916" calcext:value-type="float">
            <text:p/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formula="of:=SQRT([.A14]*[.A14]+[.B14]*[.B14])" office:value-type="float" office:value="0.58309518948453" calcext:value-type="float">
            <text:p/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formula="of:=SQRT([.A15]*[.A15]+[.B15]*[.B15])" office:value-type="float" office:value="0.223606797749979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4:59:36.326297085</meta:creation-date>
    <dc:date>2016-02-19T15:12:42.787234687</dc:date>
    <meta:editing-duration>P0D</meta:editing-duration>
    <meta:editing-cycles>1</meta:editing-cycles>
    <meta:document-statistic meta:table-count="1" meta:cell-count="39" meta:object-count="0"/>
    <meta:generator>LibreOffice/4.2.3.3$Linux_X86_64 LibreOffice_project/420m0$Build-3</meta:generator>
  </office:meta>
</office:document-meta>
</file>